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8cf16" officeooo:paragraph-rsid="0008cf16"/>
    </style:style>
    <style:style style:name="P2" style:family="paragraph" style:parent-style-name="Standard">
      <style:text-properties officeooo:paragraph-rsid="0008cf16"/>
    </style:style>
    <style:style style:name="P3" style:family="paragraph" style:parent-style-name="Standard">
      <style:text-properties fo:font-weight="bold" officeooo:rsid="0008cf16" officeooo:paragraph-rsid="0008cf16" style:font-weight-asian="bold" style:font-weight-complex="bold"/>
    </style:style>
    <style:style style:name="P4" style:family="paragraph" style:parent-style-name="Standard">
      <style:paragraph-properties fo:break-before="page"/>
      <style:text-properties officeooo:paragraph-rsid="0008cf16"/>
    </style:style>
    <style:style style:name="T1" style:family="text">
      <style:text-properties officeooo:rsid="0008cf16"/>
    </style:style>
    <style:style style:name="T2" style:family="text">
      <style:text-properties fo:font-style="italic" style:font-style-asian="italic" style:font-style-complex="italic"/>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kcja1">
        <text:p text:style-name="P1">Piotr Puldzian Płucienniczak</text:p>
        <text:p text:style-name="P3">FIRMY</text:p>
        <text:p text:style-name="P1">propozycja książki konceptualnej</text:p>
        <text:p text:style-name="P1"/>
        <text:p text:style-name="P1">Książka stanowić ma słownik bądź almanach nazw przedsiębiorstw, to znaczy wyrazów bądź wyrażeń będących nazwami zarejestrowanych w Polsce firm. W przeciwieństwie do nazw w rzeczywistości, które oznaczają firmy i ich działalności, tutaj nazwy nie odsyłają do żadnej konkretnej praktyki gospodarczej, co każe nam skupić się na samej gospodarce bądź ekonomii języka. Spis neologizmów jest meta-zapisem innowacyjności Polek i Polaków po transformacji. Polska gospodarka uważana jest za imitacyjną i względnie prymitywną, nazewnictwo przedsiębiorstw pokazuje, że w języku dokonują się transformacje i przewroty być może ciekawsze, niż te w materii.</text:p>
        <text:p text:style-name="P1"/>
        <text:p text:style-name="P1">Sposób tworzenia słownika: nazwy wszystkich w Polsce przedsiębiorstw zostały pobrane z odpowiedniego rejestru. Po wstępnym oczyszczeniu bazy została ona porównana ze słownikami: polskim, niemieckim, angielskim oraz listą polskich nazwisk. W efekcie otrzymujemy listę słów (77902), które nie występują w żadnym z tych języków.</text:p>
        <text:p text:style-name="P1"/>
        <text:p text:style-name="P1">Książkę otwierać będzie esej na temat przedsiębiorczości lat w III RP, związków między gospodarką materialną a gospodarką kultury i języka, problemami innowacyjności, kreatywności oraz neoliberalnej hegemonii, w której przedsiębiorca stanowi <text:span text:style-name="T2">role model</text:span>. Jako posłowie chciałbym zobaczyć tekst dostatecznie zręcznego językoznawcy, który spojrzałby na neologizmy przedsiębiorcze ze swojej perspektywy. W ten sposób zawartość książki rozpościerałaby się na planie meta między gospodarką (mój wstęp) a językiem (posłowie), o co przecież chodzi.</text:p>
        <text:p text:style-name="P1"/>
        <text:p text:style-name="P1">Całość wpisać można w kilka nurtów. Po pierwsze, mamy tu książkę konceptualną, traktującą język polski jako zasób, który poddaje się algorytmicznej obróbce. Jest to konceptualizm nawiązujący do krytyki społecznej. Po drugie, (pata-)socjologiczne i (pata-)językoznawcze debaty na temat dziedzictwa transformacji, czy szerzej, III RP. Po trzecie, jest to nieoczywista eksploracja w przestrzeni nostalgii i tęsknoty za lepszym światem. Wreszcie słownik może służyć do gier towarzyskich: "zgadnij, co robi dana firma?".</text:p>
        <text:p text:style-name="P1"/>
        <text:p text:style-name="P2"><text:span text:style-name="T1">Poniżej znajduje się losowy wybór 1000 wpisów. Cała lista zawiera 77902 pozycje. Objętość tomu można ręcznie regulować poprzez wielkość losowej próby, ale też (w ostateczności!) analizę ręczną wyrzucanie najmniej ciekawych neologizmów i zostawianie esencji.</text:span></text:p>
        <text:section text:style-name="Sect2" text:name="Sekcja2">
          <text:p text:style-name="P4"><text:span text:style-name="T1">abacorp</text:span></text:p>
          <text:p text:style-name="P1">acad</text:p>
          <text:p text:style-name="P1">acrin</text:p>
          <text:p text:style-name="P1">acuhorn</text:p>
          <text:p text:style-name="P1">adaja</text:p>
          <text:p text:style-name="P1">adatv</text:p>
          <text:p text:style-name="P1">adigraf</text:p>
          <text:p text:style-name="P1">admarpol</text:p>
          <text:p text:style-name="P1">adoma</text:p>
          <text:p text:style-name="P1">adonaj</text:p>
          <text:p text:style-name="P1">adpol</text:p>
          <text:p text:style-name="P1">adtrans</text:p>
          <text:p text:style-name="P1">advertiva</text:p>
          <text:p text:style-name="P1">adwil</text:p>
          <text:p text:style-name="P1">affabre</text:p>
          <text:p text:style-name="P1">agador</text:p>
          <text:p text:style-name="P1">agimex</text:p>
          <text:p text:style-name="P1">agmador</text:p>
          <text:p text:style-name="P1">agner</text:p>
          <text:p text:style-name="P1">agraria</text:p>
          <text:p text:style-name="P1">agreko</text:p>
          <text:p text:style-name="P1">agrochemus</text:p>
          <text:p text:style-name="P1">agroinstal</text:p>
          <text:p text:style-name="P1">agromonter</text:p>
          <text:p text:style-name="P1">agropaw</text:p>
          <text:p text:style-name="P1">agrorelaks</text:p>
          <text:p text:style-name="P1">agrostar</text:p>
          <text:p text:style-name="P1">ajden</text:p>
          <text:p text:style-name="P1">akbi</text:p>
          <text:p text:style-name="P1">akskór</text:p>
          <text:p text:style-name="P1">aktis</text:p>
          <text:p text:style-name="P1">alben</text:p>
          <text:p text:style-name="P1">alco</text:p>
          <text:p text:style-name="P1">alcom</text:p>
          <text:p text:style-name="P1">aldamar</text:p>
          <text:p text:style-name="P1">alfatros</text:p>
          <text:p text:style-name="P1">alffa</text:p>
          <text:p text:style-name="P1">algoria</text:p>
          <text:p text:style-name="P1">alicar</text:p>
          <text:p text:style-name="P1">alicatados</text:p>
          <text:p text:style-name="P1">alrad</text:p>
          <text:p text:style-name="P1">alufenotherm</text:p>
          <text:p text:style-name="P1">aluminex</text:p>
          <text:p text:style-name="P1">amiplast</text:p>
          <text:p text:style-name="P1">anabelle</text:p>
          <text:p text:style-name="P1">ananti</text:p>
          <text:p text:style-name="P1">anbruk</text:p>
          <text:p text:style-name="P1">anpio</text:p>
          <text:p text:style-name="P1">antian</text:p>
          <text:p text:style-name="P1">antyczek</text:p>
          <text:p text:style-name="P1">aprol</text:p>
          <text:p text:style-name="P1">aquapark</text:p>
          <text:p text:style-name="P1">arbe</text:p>
          <text:p text:style-name="P1">arcobaleno</text:p>
          <text:p text:style-name="P1">arcole</text:p>
          <text:p text:style-name="P1">arcolor</text:p>
          <text:p text:style-name="P1">armal</text:p>
          <text:p text:style-name="P1">arotrans</text:p>
          <text:p text:style-name="P1">arra</text:p>
          <text:p text:style-name="P1">arstad</text:p>
          <text:p text:style-name="P1">artexim</text:p>
          <text:p text:style-name="P1">artilux</text:p>
          <text:p text:style-name="P1">artrys</text:p>
          <text:p text:style-name="P1">artwit</text:p>
          <text:p text:style-name="P1">ascomont</text:p>
          <text:p text:style-name="P1">askór</text:p>
          <text:p text:style-name="P1">assistante</text:p>
          <text:p text:style-name="P1">assit</text:p>
          <text:p text:style-name="P1">assr</text:p>
          <text:p text:style-name="P1">astropol</text:p>
          <text:p text:style-name="P1">aswir</text:p>
          <text:p text:style-name="P1">atoris</text:p>
          <text:p text:style-name="P1">audioexpert</text:p>
          <text:p text:style-name="P1">augustianum</text:p>
          <text:p text:style-name="P1">auriton</text:p>
          <text:p text:style-name="P1">auroland</text:p>
          <text:p text:style-name="P1">autel</text:p>
          <text:p text:style-name="P1">autoand</text:p>
          <text:p text:style-name="P1">autobodo</text:p>
          <text:p text:style-name="P1">automaten</text:p>
          <text:p text:style-name="P1">autometro</text:p>
          <text:p text:style-name="P1">autoren</text:p>
          <text:p text:style-name="P1">autowan</text:p>
          <text:p text:style-name="P1">awentyn</text:p>
          <text:p text:style-name="P1">baalbek</text:p>
          <text:p text:style-name="P1">bafi</text:p>
          <text:p text:style-name="P1">bakalia</text:p>
          <text:p text:style-name="P1">balteam</text:p>
          <text:p text:style-name="P1">baltico</text:p>
          <text:p text:style-name="P1">banux</text:p>
          <text:p text:style-name="P1">bańkosz</text:p>
          <text:p text:style-name="P1">barbaros</text:p>
          <text:p text:style-name="P1">bardusch</text:p>
          <text:p text:style-name="P1">bartia</text:p>
          <text:p text:style-name="P1">bartis</text:p>
          <text:p text:style-name="P1">barwal</text:p>
          <text:p text:style-name="P1">barwis</text:p>
          <text:p text:style-name="P1">bastik</text:p>
          <text:p text:style-name="P1">batix</text:p>
          <text:p text:style-name="P1">bazmont</text:p>
          <text:p text:style-name="P1">begis</text:p>
          <text:p text:style-name="P1">bejrus</text:p>
          <text:p text:style-name="P1">belatexim</text:p>
          <text:p text:style-name="P1">benepol</text:p>
          <text:p text:style-name="P1"><text:soft-page-break/>betolux</text:p>
          <text:p text:style-name="P1">biaspol</text:p>
          <text:p text:style-name="P1">bielgiż</text:p>
          <text:p text:style-name="P1">bildex</text:p>
          <text:p text:style-name="P1">billtex</text:p>
          <text:p text:style-name="P1">biprozat</text:p>
          <text:p text:style-name="P1">bitworld</text:p>
          <text:p text:style-name="P1">biureks</text:p>
          <text:p text:style-name="P1">biurofiskal</text:p>
          <text:p text:style-name="P1">blimtex</text:p>
          <text:p text:style-name="P1">blomifo</text:p>
          <text:p text:style-name="P1">bocaris</text:p>
          <text:p text:style-name="P1">bouli</text:p>
          <text:p text:style-name="P1">bracco</text:p>
          <text:p text:style-name="P1">brahim</text:p>
          <text:p text:style-name="P1">bramlux</text:p>
          <text:p text:style-name="P1">bratford</text:p>
          <text:p text:style-name="P1">bremex</text:p>
          <text:p text:style-name="P1">bresbud</text:p>
          <text:p text:style-name="P1">brökelmann</text:p>
          <text:p text:style-name="P1">bronuszka</text:p>
          <text:p text:style-name="P1">budfran</text:p>
          <text:p text:style-name="P1">budimos</text:p>
          <text:p text:style-name="P1">budlom</text:p>
          <text:p text:style-name="P1">budmos</text:p>
          <text:p text:style-name="P1">budostyl</text:p>
          <text:p text:style-name="P1">budrimex</text:p>
          <text:p text:style-name="P1">bulinek</text:p>
          <text:p text:style-name="P1">bumad</text:p>
          <text:p text:style-name="P1">calorb</text:p>
          <text:p text:style-name="P1">calory</text:p>
          <text:p text:style-name="P1">cantastudio</text:p>
          <text:p text:style-name="P1">capitan</text:p>
          <text:p text:style-name="P1">capricorne</text:p>
          <text:p text:style-name="P1">carcom</text:p>
          <text:p text:style-name="P1">carlack</text:p>
          <text:p text:style-name="P1">carlestam</text:p>
          <text:p text:style-name="P1">cartonplast</text:p>
          <text:p text:style-name="P1">castello</text:p>
          <text:p text:style-name="P1">causam</text:p>
          <text:p text:style-name="P1">cebar</text:p>
          <text:p text:style-name="P1">cemad</text:p>
          <text:p text:style-name="P1">cenbud</text:p>
          <text:p text:style-name="P1">cenkan</text:p>
          <text:p text:style-name="P1">centrobud</text:p>
          <text:p text:style-name="P1">centromag</text:p>
          <text:p text:style-name="P1">certex</text:p>
          <text:p text:style-name="P1">cewpol</text:p>
          <text:p text:style-name="P1">cezas</text:p>
          <text:p text:style-name="P1">chemalux</text:p>
          <text:p text:style-name="P1">chematur</text:p>
          <text:p text:style-name="P1">chemrom</text:p>
          <text:p text:style-name="P1">chiptuning</text:p>
          <text:p text:style-name="P1">chłodex</text:p>
          <text:p text:style-name="P1">cholewińscy</text:p>
          <text:p text:style-name="P1">chrymar</text:p>
          <text:p text:style-name="P1">chwałowice</text:p>
          <text:p text:style-name="P1">cieszymir</text:p>
          <text:p text:style-name="P1">cimes</text:p>
          <text:p text:style-name="P1">citroenclub</text:p>
          <text:p text:style-name="P1">cleanaway</text:p>
          <text:p text:style-name="P1">clik</text:p>
          <text:p text:style-name="P1">cnse</text:p>
          <text:p text:style-name="P1">combex</text:p>
          <text:p text:style-name="P1">compak</text:p>
          <text:p text:style-name="P1">comshare</text:p>
          <text:p text:style-name="P1">contram</text:p>
          <text:p text:style-name="P1">controla</text:p>
          <text:p text:style-name="P1">cornnel</text:p>
          <text:p text:style-name="P1">cotron</text:p>
          <text:p text:style-name="P1">craftex</text:p>
          <text:p text:style-name="P1">creati</text:p>
          <text:p text:style-name="P1">cricoteka</text:p>
          <text:p text:style-name="P1">cristall</text:p>
          <text:p text:style-name="P1">croll</text:p>
          <text:p text:style-name="P1">crossfilm</text:p>
          <text:p text:style-name="P1">cukruś</text:p>
          <text:p text:style-name="P1">cuprimex</text:p>
          <text:p text:style-name="P1">czardent</text:p>
          <text:p text:style-name="P1">czasopis</text:p>
          <text:p text:style-name="P1">czerniakowie</text:p>
          <text:p text:style-name="P1">daglas</text:p>
          <text:p text:style-name="P1">dagmar</text:p>
          <text:p text:style-name="P1">danielmex</text:p>
          <text:p text:style-name="P1">danpasz</text:p>
          <text:p text:style-name="P1">danpet</text:p>
          <text:p text:style-name="P1">darbar</text:p>
          <text:p text:style-name="P1">darchem</text:p>
          <text:p text:style-name="P1">daretpol</text:p>
          <text:p text:style-name="P1">darhan</text:p>
          <text:p text:style-name="P1">darjo</text:p>
          <text:p text:style-name="P1">darmador</text:p>
          <text:p text:style-name="P1">darro</text:p>
          <text:p text:style-name="P1">datpol</text:p>
          <text:p text:style-name="P1">dekmir</text:p>
          <text:p text:style-name="P1">dekorrem</text:p>
          <text:p text:style-name="P1">delcom</text:p>
          <text:p text:style-name="P1">delficon</text:p>
          <text:p text:style-name="P1">delikateski</text:p>
          <text:p text:style-name="P1">denimed</text:p>
          <text:p text:style-name="P1">denir</text:p>
          <text:p text:style-name="P1">dentamedica</text:p>
          <text:p text:style-name="P1">dentelite</text:p>
          <text:p text:style-name="P1">dentos</text:p>
          <text:p text:style-name="P1"><text:soft-page-break/>deplast</text:p>
          <text:p text:style-name="P1">dermicus</text:p>
          <text:p text:style-name="P1">dete</text:p>
          <text:p text:style-name="P1">detom</text:p>
          <text:p text:style-name="P1">developres</text:p>
          <text:p text:style-name="P1">dewico</text:p>
          <text:p text:style-name="P1">dętop</text:p>
          <text:p text:style-name="P1">difere</text:p>
          <text:p text:style-name="P1">diplom</text:p>
          <text:p text:style-name="P1">disapik</text:p>
          <text:p text:style-name="P1">dmedia</text:p>
          <text:p text:style-name="P1">dmiko</text:p>
          <text:p text:style-name="P1">dolfamex</text:p>
          <text:p text:style-name="P1">domidea</text:p>
          <text:p text:style-name="P1">domopomoc</text:p>
          <text:p text:style-name="P1">domur</text:p>
          <text:p text:style-name="P1">donimet</text:p>
          <text:p text:style-name="P1">donjon</text:p>
          <text:p text:style-name="P1">dracop</text:p>
          <text:p text:style-name="P1">dremka</text:p>
          <text:p text:style-name="P1">drewdud</text:p>
          <text:p text:style-name="P1">drewhal</text:p>
          <text:p text:style-name="P1">drewkop</text:p>
          <text:p text:style-name="P1">drogziel</text:p>
          <text:p text:style-name="P1">droka</text:p>
          <text:p text:style-name="P1">drorob</text:p>
          <text:p text:style-name="P1">drox</text:p>
          <text:p text:style-name="P1">drucom</text:p>
          <text:p text:style-name="P1">drzewgal</text:p>
          <text:p text:style-name="P1">durcon</text:p>
          <text:p text:style-name="P1">dutmar</text:p>
          <text:p text:style-name="P1">dymowska</text:p>
          <text:p text:style-name="P1">dywylux</text:p>
          <text:p text:style-name="P1">ecoral</text:p>
          <text:p text:style-name="P1">edal</text:p>
          <text:p text:style-name="P1">edukko</text:p>
          <text:p text:style-name="P1">edytex</text:p>
          <text:p text:style-name="P1">efelda</text:p>
          <text:p text:style-name="P1">ekkeko</text:p>
          <text:p text:style-name="P1">ekoinfra</text:p>
          <text:p text:style-name="P1">ekoserw</text:p>
          <text:p text:style-name="P1">ekotermex</text:p>
          <text:p text:style-name="P1">eksprestal</text:p>
          <text:p text:style-name="P1">ektor</text:p>
          <text:p text:style-name="P1">elamid</text:p>
          <text:p text:style-name="P1">elbach</text:p>
          <text:p text:style-name="P1">elcont</text:p>
          <text:p text:style-name="P1">eldam</text:p>
          <text:p text:style-name="P1">elektro</text:p>
          <text:p text:style-name="P1">elektrociepłownie</text:p>
          <text:p text:style-name="P1">elektroczęści</text:p>
          <text:p text:style-name="P1">elektroenergetyczny</text:p>
          <text:p text:style-name="P1">elektrokur</text:p>
          <text:p text:style-name="P1">elektrycian</text:p>
          <text:p text:style-name="P1">elektus</text:p>
          <text:p text:style-name="P1">eleplast</text:p>
          <text:p text:style-name="P1">elgrech</text:p>
          <text:p text:style-name="P1">elmapol</text:p>
          <text:p text:style-name="P1">elmaxi</text:p>
          <text:p text:style-name="P1">elmeda</text:p>
          <text:p text:style-name="P1">elprotor</text:p>
          <text:p text:style-name="P1">eltariz</text:p>
          <text:p text:style-name="P1">eltonic</text:p>
          <text:p text:style-name="P1">eltra</text:p>
          <text:p text:style-name="P1">eltssoft</text:p>
          <text:p text:style-name="P1">elwet</text:p>
          <text:p text:style-name="P1">embipol</text:p>
          <text:p text:style-name="P1">emmerson</text:p>
          <text:p text:style-name="P1">emside</text:p>
          <text:p text:style-name="P1">emtees</text:p>
          <text:p text:style-name="P1">endomed</text:p>
          <text:p text:style-name="P1">energorozruch</text:p>
          <text:p text:style-name="P1">entra</text:p>
          <text:p text:style-name="P1">eridu</text:p>
          <text:p text:style-name="P1">erkatel</text:p>
          <text:p text:style-name="P1">erydan</text:p>
          <text:p text:style-name="P1">esca</text:p>
          <text:p text:style-name="P1">eskomp</text:p>
          <text:p text:style-name="P1">eurograf</text:p>
          <text:p text:style-name="P1">eurokarton</text:p>
          <text:p text:style-name="P1">eurydyka</text:p>
          <text:p text:style-name="P1">eustol</text:p>
          <text:p text:style-name="P1">ewgór</text:p>
          <text:p text:style-name="P1">ewomir</text:p>
          <text:p text:style-name="P1">excella</text:p>
          <text:p text:style-name="P1">exna</text:p>
          <text:p text:style-name="P1">expd</text:p>
          <text:p text:style-name="P1">famco</text:p>
          <text:p text:style-name="P1">familiy</text:p>
          <text:p text:style-name="P1">farmatel</text:p>
          <text:p text:style-name="P1">farsoft</text:p>
          <text:p text:style-name="P1">fastrent</text:p>
          <text:p text:style-name="P1">fergopol</text:p>
          <text:p text:style-name="P1">ferox</text:p>
          <text:p text:style-name="P1">ferrim</text:p>
          <text:p text:style-name="P1">fetco</text:p>
          <text:p text:style-name="P1">fimal</text:p>
          <text:p text:style-name="P1">fims</text:p>
          <text:p text:style-name="P1">finco</text:p>
          <text:p text:style-name="P1">fincop</text:p>
          <text:p text:style-name="P1">findrew</text:p>
          <text:p text:style-name="P1">finlevel</text:p>
          <text:p text:style-name="P1">fismar</text:p>
          <text:p text:style-name="P1">flekmistrz</text:p>
          <text:p text:style-name="P1"><text:soft-page-break/>flisoner</text:p>
          <text:p text:style-name="P1">floormar</text:p>
          <text:p text:style-name="P1">folbud</text:p>
          <text:p text:style-name="P1">fortomeka</text:p>
          <text:p text:style-name="P1">fotoart</text:p>
          <text:p text:style-name="P1">francedom</text:p>
          <text:p text:style-name="P1">freebike</text:p>
          <text:p text:style-name="P1">fromot</text:p>
          <text:p text:style-name="P1">fundatur</text:p>
          <text:p text:style-name="P1">gaffoland</text:p>
          <text:p text:style-name="P1">galanto</text:p>
          <text:p text:style-name="P1">gallantino</text:p>
          <text:p text:style-name="P1">galtom</text:p>
          <text:p text:style-name="P1">galton</text:p>
          <text:p text:style-name="P1">gamator</text:p>
          <text:p text:style-name="P1">gamplast</text:p>
          <text:p text:style-name="P1">garboelekt</text:p>
          <text:p text:style-name="P1">garog</text:p>
          <text:p text:style-name="P1">gdynika</text:p>
          <text:p text:style-name="P1">geko</text:p>
          <text:p text:style-name="P1">gemar</text:p>
          <text:p text:style-name="P1">gemsil</text:p>
          <text:p text:style-name="P1">genelux</text:p>
          <text:p text:style-name="P1">geobis</text:p>
          <text:p text:style-name="P1">geobrzeg</text:p>
          <text:p text:style-name="P1">geoex</text:p>
          <text:p text:style-name="P1">geomatix</text:p>
          <text:p text:style-name="P1">geooffice</text:p>
          <text:p text:style-name="P1">geoprzem</text:p>
          <text:p text:style-name="P1">geotechnologies</text:p>
          <text:p text:style-name="P1">gięt</text:p>
          <text:p text:style-name="P1">gigaboard</text:p>
          <text:p text:style-name="P1">gillmet</text:p>
          <text:p text:style-name="P1">glenfield</text:p>
          <text:p text:style-name="P1">gnosis</text:p>
          <text:p text:style-name="P1">godunski</text:p>
          <text:p text:style-name="P1">gomolava</text:p>
          <text:p text:style-name="P1">goodwell</text:p>
          <text:p text:style-name="P1">goszagransobstwiennost</text:p>
          <text:p text:style-name="P1">gościrada</text:p>
          <text:p text:style-name="P1">gowmat</text:p>
          <text:p text:style-name="P1">gput</text:p>
          <text:p text:style-name="P1">grabpor</text:p>
          <text:p text:style-name="P1">grafikomp</text:p>
          <text:p text:style-name="P1">gramma</text:p>
          <text:p text:style-name="P1">grawol</text:p>
          <text:p text:style-name="P1">grądex</text:p>
          <text:p text:style-name="P1">grebetrans</text:p>
          <text:p text:style-name="P1">gregkom</text:p>
          <text:p text:style-name="P1">greso</text:p>
          <text:p text:style-name="P1">grimbud</text:p>
          <text:p text:style-name="P1">grokaz</text:p>
          <text:p text:style-name="P1">gropax</text:p>
          <text:p text:style-name="P1">growikar</text:p>
          <text:p text:style-name="P1">guffi</text:p>
          <text:p text:style-name="P1">gumtex</text:p>
          <text:p text:style-name="P1">guspol</text:p>
          <text:p text:style-name="P1">gwozdecka</text:p>
          <text:p text:style-name="P1">halbol</text:p>
          <text:p text:style-name="P1">haliot</text:p>
          <text:p text:style-name="P1">haltrans</text:p>
          <text:p text:style-name="P1">hamertex</text:p>
          <text:p text:style-name="P1">handpal</text:p>
          <text:p text:style-name="P1">hanprod</text:p>
          <text:p text:style-name="P1">haribo</text:p>
          <text:p text:style-name="P1">hawis</text:p>
          <text:p text:style-name="P1">heldom</text:p>
          <text:p text:style-name="P1">helnat</text:p>
          <text:p text:style-name="P1">henal</text:p>
          <text:p text:style-name="P1">hepol</text:p>
          <text:p text:style-name="P1">herberga</text:p>
          <text:p text:style-name="P1">hermarr</text:p>
          <text:p text:style-name="P1">hfservice</text:p>
          <text:p text:style-name="P1">hirmark</text:p>
          <text:p text:style-name="P1">hisco</text:p>
          <text:p text:style-name="P1">hitexa</text:p>
          <text:p text:style-name="P1">hobox</text:p>
          <text:p text:style-name="P1">hoffnung</text:p>
          <text:p text:style-name="P1">hollybut</text:p>
          <text:p text:style-name="P1">holodek</text:p>
          <text:p text:style-name="P1">hopland</text:p>
          <text:p text:style-name="P1">hormus</text:p>
          <text:p text:style-name="P1">hortek</text:p>
          <text:p text:style-name="P1">hurtimex</text:p>
          <text:p text:style-name="P1">hutimex</text:p>
          <text:p text:style-name="P1">hydraulix</text:p>
          <text:p text:style-name="P1">hydropiec</text:p>
          <text:p text:style-name="P1">hydrowal</text:p>
          <text:p text:style-name="P1">ibegips</text:p>
          <text:p text:style-name="P1">iglozbyt</text:p>
          <text:p text:style-name="P1">ikobud</text:p>
          <text:p text:style-name="P1">imbar</text:p>
          <text:p text:style-name="P1">impercom</text:p>
          <text:p text:style-name="P1">impromax</text:p>
          <text:p text:style-name="P1">infirmariae</text:p>
          <text:p text:style-name="P1">inforpol</text:p>
          <text:p text:style-name="P1">infostil</text:p>
          <text:p text:style-name="P1">infracorr</text:p>
          <text:p text:style-name="P1">insago</text:p>
          <text:p text:style-name="P1">insel</text:p>
          <text:p text:style-name="P1">instalatorsko</text:p>
          <text:p text:style-name="P1">instalbruke</text:p>
          <text:p text:style-name="P1">instalflex</text:p>
          <text:p text:style-name="P1">instalmark</text:p>
          <text:p text:style-name="P1"><text:soft-page-break/>intereko</text:p>
          <text:p text:style-name="P1">interpheasant</text:p>
          <text:p text:style-name="P1">interprofil</text:p>
          <text:p text:style-name="P1">intersuw</text:p>
          <text:p text:style-name="P1">inti</text:p>
          <text:p text:style-name="P1">intmedia</text:p>
          <text:p text:style-name="P1">intrap</text:p>
          <text:p text:style-name="P1">investa</text:p>
          <text:p text:style-name="P1">inwestgum</text:p>
          <text:p text:style-name="P1">inwestplan</text:p>
          <text:p text:style-name="P1">irbo</text:p>
          <text:p text:style-name="P1">irlex</text:p>
          <text:p text:style-name="P1">irmaro</text:p>
          <text:p text:style-name="P1">italka</text:p>
          <text:p text:style-name="P1">izyda</text:p>
          <text:p text:style-name="P1">jabczyńska</text:p>
          <text:p text:style-name="P1">jacservis</text:p>
          <text:p text:style-name="P1">jadin</text:p>
          <text:p text:style-name="P1">jagram</text:p>
          <text:p text:style-name="P1">jagstol</text:p>
          <text:p text:style-name="P1">jakard</text:p>
          <text:p text:style-name="P1">jalech</text:p>
          <text:p text:style-name="P1">janipek</text:p>
          <text:p text:style-name="P1">janza</text:p>
          <text:p text:style-name="P1">jaox</text:p>
          <text:p text:style-name="P1">jarton</text:p>
          <text:p text:style-name="P1">jastom</text:p>
          <text:p text:style-name="P1">jaśma</text:p>
          <text:p text:style-name="P1">jawil</text:p>
          <text:p text:style-name="P1">jawopol</text:p>
          <text:p text:style-name="P1">jelmed</text:p>
          <text:p text:style-name="P1">językomania</text:p>
          <text:p text:style-name="P1">jolette</text:p>
          <text:p text:style-name="P1">jolix</text:p>
          <text:p text:style-name="P1">jorbud</text:p>
          <text:p text:style-name="P1">jorguś</text:p>
          <text:p text:style-name="P1">jovita</text:p>
          <text:p text:style-name="P1">juppiter</text:p>
          <text:p text:style-name="P1">jurimex</text:p>
          <text:p text:style-name="P1">juwimar</text:p>
          <text:p text:style-name="P1">kabart</text:p>
          <text:p text:style-name="P1">kablonex</text:p>
          <text:p text:style-name="P1">kabochem</text:p>
          <text:p text:style-name="P1">kaboro</text:p>
          <text:p text:style-name="P1">kalwagen</text:p>
          <text:p text:style-name="P1">kambel</text:p>
          <text:p text:style-name="P1">kamiga</text:p>
          <text:p text:style-name="P1">kamika</text:p>
          <text:p text:style-name="P1">kamryś</text:p>
          <text:p text:style-name="P1">kanofax</text:p>
          <text:p text:style-name="P1">karemi</text:p>
          <text:p text:style-name="P1">karian</text:p>
          <text:p text:style-name="P1">karkonosze</text:p>
          <text:p text:style-name="P1">karolewska</text:p>
          <text:p text:style-name="P1">karoopony</text:p>
          <text:p text:style-name="P1">kasmir</text:p>
          <text:p text:style-name="P1">kastar</text:p>
          <text:p text:style-name="P1">kati</text:p>
          <text:p text:style-name="P1">kawima</text:p>
          <text:p text:style-name="P1">kesting</text:p>
          <text:p text:style-name="P1">kiermusy</text:p>
          <text:p text:style-name="P1">kimptronics</text:p>
          <text:p text:style-name="P1">kinarps</text:p>
          <text:p text:style-name="P1">kinh</text:p>
          <text:p text:style-name="P1">kkim</text:p>
          <text:p text:style-name="P1">klarmark</text:p>
          <text:p text:style-name="P1">kmtd</text:p>
          <text:p text:style-name="P1">koana</text:p>
          <text:p text:style-name="P1">komfortex</text:p>
          <text:p text:style-name="P1">konimpex</text:p>
          <text:p text:style-name="P1">konopex</text:p>
          <text:p text:style-name="P1">konstrack</text:p>
          <text:p text:style-name="P1">kopanieccy</text:p>
          <text:p text:style-name="P1">kopitax</text:p>
          <text:p text:style-name="P1">korabud</text:p>
          <text:p text:style-name="P1">kormar</text:p>
          <text:p text:style-name="P1">koszarewska</text:p>
          <text:p text:style-name="P1">kotech</text:p>
          <text:p text:style-name="P1">kotten</text:p>
          <text:p text:style-name="P1">koziarska</text:p>
          <text:p text:style-name="P1">krakster</text:p>
          <text:p text:style-name="P1">kraktrans</text:p>
          <text:p text:style-name="P1">kratbet</text:p>
          <text:p text:style-name="P1">kreb</text:p>
          <text:p text:style-name="P1">kremona</text:p>
          <text:p text:style-name="P1">kriosystem</text:p>
          <text:p text:style-name="P1">kromal</text:p>
          <text:p text:style-name="P1">kserokomp</text:p>
          <text:p text:style-name="P1">kseropunkt</text:p>
          <text:p text:style-name="P1">kuczyńska</text:p>
          <text:p text:style-name="P1">labinet</text:p>
          <text:p text:style-name="P1">lafid</text:p>
          <text:p text:style-name="P1">lamitex</text:p>
          <text:p text:style-name="P1">lampik</text:p>
          <text:p text:style-name="P1">lampsed</text:p>
          <text:p text:style-name="P1">langfeldt</text:p>
          <text:p text:style-name="P1">langpol</text:p>
          <text:p text:style-name="P1">larox</text:p>
          <text:p text:style-name="P1">lasertext</text:p>
          <text:p text:style-name="P1">laskopal</text:p>
          <text:p text:style-name="P1">lechbet</text:p>
          <text:p text:style-name="P1">lechtrans</text:p>
          <text:p text:style-name="P1">legwar</text:p>
          <text:p text:style-name="P1">leone</text:p>
          <text:p text:style-name="P1"><text:soft-page-break/>lepax</text:p>
          <text:p text:style-name="P1">lerbud</text:p>
          <text:p text:style-name="P1">lesińska</text:p>
          <text:p text:style-name="P1">lestrans</text:p>
          <text:p text:style-name="P1">lexin</text:p>
          <text:p text:style-name="P1">lexpod</text:p>
          <text:p text:style-name="P1">lexter</text:p>
          <text:p text:style-name="P1">licznierska</text:p>
          <text:p text:style-name="P1">lillbud</text:p>
          <text:p text:style-name="P1">limstal</text:p>
          <text:p text:style-name="P1">linarem</text:p>
          <text:p text:style-name="P1">lingwa</text:p>
          <text:p text:style-name="P1">lobud</text:p>
          <text:p text:style-name="P1">logocentrum</text:p>
          <text:p text:style-name="P1">lonpol</text:p>
          <text:p text:style-name="P1">lotrol</text:p>
          <text:p text:style-name="P1">lovetrendy</text:p>
          <text:p text:style-name="P1">luczana</text:p>
          <text:p text:style-name="P1">lugi</text:p>
          <text:p text:style-name="P1">lulajbaby</text:p>
          <text:p text:style-name="P1">łączkowscy</text:p>
          <text:p text:style-name="P1">łoker</text:p>
          <text:p text:style-name="P1">łuctrans</text:p>
          <text:p text:style-name="P1">maaw</text:p>
          <text:p text:style-name="P1">madd</text:p>
          <text:p text:style-name="P1">mading</text:p>
          <text:p text:style-name="P1">majpol</text:p>
          <text:p text:style-name="P1">makco</text:p>
          <text:p text:style-name="P1">makton</text:p>
          <text:p text:style-name="P1">malbo</text:p>
          <text:p text:style-name="P1">mamauto</text:p>
          <text:p text:style-name="P1">mapw</text:p>
          <text:p text:style-name="P1">mardaw</text:p>
          <text:p text:style-name="P1">marfliz</text:p>
          <text:p text:style-name="P1">margabud</text:p>
          <text:p text:style-name="P1">margerita</text:p>
          <text:p text:style-name="P1">margrud</text:p>
          <text:p text:style-name="P1">mariolex</text:p>
          <text:p text:style-name="P1">mariollo</text:p>
          <text:p text:style-name="P1">marklan</text:p>
          <text:p text:style-name="P1">marll</text:p>
          <text:p text:style-name="P1">marmac</text:p>
          <text:p text:style-name="P1">marobex</text:p>
          <text:p text:style-name="P1">marplast</text:p>
          <text:p text:style-name="P1">marpo</text:p>
          <text:p text:style-name="P1">marsil</text:p>
          <text:p text:style-name="P1">marsta</text:p>
          <text:p text:style-name="P1">marwieś</text:p>
          <text:p text:style-name="P1">marysia</text:p>
          <text:p text:style-name="P1">maszczyńska</text:p>
          <text:p text:style-name="P1">masztakowska</text:p>
          <text:p text:style-name="P1">matkar</text:p>
          <text:p text:style-name="P1">matrom</text:p>
          <text:p text:style-name="P1">maver</text:p>
          <text:p text:style-name="P1">maxen</text:p>
          <text:p text:style-name="P1">maxform</text:p>
          <text:p text:style-name="P1">maxihaus</text:p>
          <text:p text:style-name="P1">maxirelax</text:p>
          <text:p text:style-name="P1">mayero</text:p>
          <text:p text:style-name="P1">mazowia</text:p>
          <text:p text:style-name="P1">mebelmax</text:p>
          <text:p text:style-name="P1">meblomis</text:p>
          <text:p text:style-name="P1">mebu</text:p>
          <text:p text:style-name="P1">medicofarm</text:p>
          <text:p text:style-name="P1">medszkol</text:p>
          <text:p text:style-name="P1">megachemia</text:p>
          <text:p text:style-name="P1">mekor</text:p>
          <text:p text:style-name="P1">mepaj</text:p>
          <text:p text:style-name="P1">mepi</text:p>
          <text:p text:style-name="P1">meprod</text:p>
          <text:p text:style-name="P1">meranti</text:p>
          <text:p text:style-name="P1">merve</text:p>
          <text:p text:style-name="P1">metaldekor</text:p>
          <text:p text:style-name="P1">metalform</text:p>
          <text:p text:style-name="P1">metmor</text:p>
          <text:p text:style-name="P1">metrel</text:p>
          <text:p text:style-name="P1">midiart</text:p>
          <text:p text:style-name="P1">mięspol</text:p>
          <text:p text:style-name="P1">milanex</text:p>
          <text:p text:style-name="P1">milax</text:p>
          <text:p text:style-name="P1">milewska</text:p>
          <text:p text:style-name="P1">mimart</text:p>
          <text:p text:style-name="P1">mismar</text:p>
          <text:p text:style-name="P1">miwro</text:p>
          <text:p text:style-name="P1">mixmir</text:p>
          <text:p text:style-name="P1">modelux</text:p>
          <text:p text:style-name="P1">mogho</text:p>
          <text:p text:style-name="P1">moniq</text:p>
          <text:p text:style-name="P1">monwi</text:p>
          <text:p text:style-name="P1">mońka</text:p>
          <text:p text:style-name="P1">motex</text:p>
          <text:p text:style-name="P1">motomax</text:p>
          <text:p text:style-name="P1">motorut</text:p>
          <text:p text:style-name="P1">mrowińska</text:p>
          <text:p text:style-name="P1">mtek</text:p>
          <text:p text:style-name="P1">muel</text:p>
          <text:p text:style-name="P1">multirolo</text:p>
          <text:p text:style-name="P1">navicentrum</text:p>
          <text:p text:style-name="P1">neferetiti</text:p>
          <text:p text:style-name="P1">netcomsys</text:p>
          <text:p text:style-name="P1">neuromed</text:p>
          <text:p text:style-name="P1">nicomex</text:p>
          <text:p text:style-name="P1">niewachlów</text:p>
          <text:p text:style-name="P1">ninex</text:p>
          <text:p text:style-name="P1"><text:soft-page-break/>nipoflex</text:p>
          <text:p text:style-name="P1">noko</text:p>
          <text:p text:style-name="P1">norb</text:p>
          <text:p text:style-name="P1">nordisk</text:p>
          <text:p text:style-name="P1">nortel</text:p>
          <text:p text:style-name="P1">nosowska</text:p>
          <text:p text:style-name="P1">novitek</text:p>
          <text:p text:style-name="P1">novopool</text:p>
          <text:p text:style-name="P1">nowent</text:p>
          <text:p text:style-name="P1">nowodent</text:p>
          <text:p text:style-name="P1">nutool</text:p>
          <text:p text:style-name="P1">obrochtówka</text:p>
          <text:p text:style-name="P1">odsnieżanie</text:p>
          <text:p text:style-name="P1">odsw</text:p>
          <text:p text:style-name="P1">ogrodznia</text:p>
          <text:p text:style-name="P1">ogryn</text:p>
          <text:p text:style-name="P1">ohrmet</text:p>
          <text:p text:style-name="P1">okpar</text:p>
          <text:p text:style-name="P1">olasta</text:p>
          <text:p text:style-name="P1">olchem</text:p>
          <text:p text:style-name="P1">olio</text:p>
          <text:p text:style-name="P1">ologos</text:p>
          <text:p text:style-name="P1">olpax</text:p>
          <text:p text:style-name="P1">opticos</text:p>
          <text:p text:style-name="P1">optomet</text:p>
          <text:p text:style-name="P1">optyn</text:p>
          <text:p text:style-name="P1">ordiko</text:p>
          <text:p text:style-name="P1">ormot</text:p>
          <text:p text:style-name="P1">ortex</text:p>
          <text:p text:style-name="P1">orzechowskie</text:p>
          <text:p text:style-name="P1">ostium</text:p>
          <text:p text:style-name="P1">ostrawa</text:p>
          <text:p text:style-name="P1">ostrzycka</text:p>
          <text:p text:style-name="P1">oswo</text:p>
          <text:p text:style-name="P1">otnas</text:p>
          <text:p text:style-name="P1">owitek</text:p>
          <text:p text:style-name="P1">owum</text:p>
          <text:p text:style-name="P1">paal</text:p>
          <text:p text:style-name="P1">pabio</text:p>
          <text:p text:style-name="P1">pacar</text:p>
          <text:p text:style-name="P1">pagips</text:p>
          <text:p text:style-name="P1">paleciak</text:p>
          <text:p text:style-name="P1">palmart</text:p>
          <text:p text:style-name="P1">panex</text:p>
          <text:p text:style-name="P1">paperland</text:p>
          <text:p text:style-name="P1">papierotechnika</text:p>
          <text:p text:style-name="P1">pawa</text:p>
          <text:p text:style-name="P1">pawar</text:p>
          <text:p text:style-name="P1">pdair</text:p>
          <text:p text:style-name="P1">pecunia</text:p>
          <text:p text:style-name="P1">pegis</text:p>
          <text:p text:style-name="P1">peltad</text:p>
          <text:p text:style-name="P1">pepebe</text:p>
          <text:p text:style-name="P1">pepkol</text:p>
          <text:p text:style-name="P1">perfopol</text:p>
          <text:p text:style-name="P1">perito</text:p>
          <text:p text:style-name="P1">petrolun</text:p>
          <text:p text:style-name="P1">petropim</text:p>
          <text:p text:style-name="P1">petrotor</text:p>
          <text:p text:style-name="P1">pharmexport</text:p>
          <text:p text:style-name="P1">phmetron</text:p>
          <text:p text:style-name="P1">pickor</text:p>
          <text:p text:style-name="P1">pieklarnia</text:p>
          <text:p text:style-name="P1">pineks</text:p>
          <text:p text:style-name="P1">piobis</text:p>
          <text:p text:style-name="P1">piodor</text:p>
          <text:p text:style-name="P1">plafi</text:p>
          <text:p text:style-name="P1">plastnal</text:p>
          <text:p text:style-name="P1">plastomiedź</text:p>
          <text:p text:style-name="P1">pogrodzianka</text:p>
          <text:p text:style-name="P1">pointgraf</text:p>
          <text:p text:style-name="P1">pokorska</text:p>
          <text:p text:style-name="P1">polamed</text:p>
          <text:p text:style-name="P1">polamel</text:p>
          <text:p text:style-name="P1">polanglo</text:p>
          <text:p text:style-name="P1">polbico</text:p>
          <text:p text:style-name="P1">polcasat</text:p>
          <text:p text:style-name="P1">polhand</text:p>
          <text:p text:style-name="P1">polieuro</text:p>
          <text:p text:style-name="P1">poliszer</text:p>
          <text:p text:style-name="P1">polkub</text:p>
          <text:p text:style-name="P1">polmad</text:p>
          <text:p text:style-name="P1">polmarche</text:p>
          <text:p text:style-name="P1">polmil</text:p>
          <text:p text:style-name="P1">polmot</text:p>
          <text:p text:style-name="P1">polprint</text:p>
          <text:p text:style-name="P1">polskór</text:p>
          <text:p text:style-name="P1">polsport</text:p>
          <text:p text:style-name="P1">polsus</text:p>
          <text:p text:style-name="P1">polwas</text:p>
          <text:p text:style-name="P1">pomet</text:p>
          <text:p text:style-name="P1">pomkol</text:p>
          <text:p text:style-name="P1">poolsfactory</text:p>
          <text:p text:style-name="P1">porbud</text:p>
          <text:p text:style-name="P1">porfarm</text:p>
          <text:p text:style-name="P1">practor</text:p>
          <text:p text:style-name="P1">pragmat</text:p>
          <text:p text:style-name="P1">pralux</text:p>
          <text:p text:style-name="P1">praxi</text:p>
          <text:p text:style-name="P1">prdm</text:p>
          <text:p text:style-name="P1">prefax</text:p>
          <text:p text:style-name="P1">prinn</text:p>
          <text:p text:style-name="P1">proerte</text:p>
          <text:p text:style-name="P1">proexport</text:p>
          <text:p text:style-name="P1"><text:soft-page-break/>profidata</text:p>
          <text:p text:style-name="P1">profnet</text:p>
          <text:p text:style-name="P1">profston</text:p>
          <text:p text:style-name="P1">proiectus</text:p>
          <text:p text:style-name="P1">projcad</text:p>
          <text:p text:style-name="P1">promedia</text:p>
          <text:p text:style-name="P1">prometówka</text:p>
          <text:p text:style-name="P1">protekol</text:p>
          <text:p text:style-name="P1">protex</text:p>
          <text:p text:style-name="P1">przechydraul</text:p>
          <text:p text:style-name="P1">przpraszam</text:p>
          <text:p text:style-name="P1">puhpt</text:p>
          <text:p text:style-name="P1">puratos</text:p>
          <text:p text:style-name="P1">pzmot</text:p>
          <text:p text:style-name="P1">qadro</text:p>
          <text:p text:style-name="P1">qatro</text:p>
          <text:p text:style-name="P1">qnisz</text:p>
          <text:p text:style-name="P1">quadriga</text:p>
          <text:p text:style-name="P1">quadrum</text:p>
          <text:p text:style-name="P1">quickdraw</text:p>
          <text:p text:style-name="P1">quicly</text:p>
          <text:p text:style-name="P1">radiolas</text:p>
          <text:p text:style-name="P1">radomex</text:p>
          <text:p text:style-name="P1">radus</text:p>
          <text:p text:style-name="P1">rafmarbud</text:p>
          <text:p text:style-name="P1">rajstopka</text:p>
          <text:p text:style-name="P1">ramarex</text:p>
          <text:p text:style-name="P1">rattus</text:p>
          <text:p text:style-name="P1">ravimed</text:p>
          <text:p text:style-name="P1">rawos</text:p>
          <text:p text:style-name="P1">redux</text:p>
          <text:p text:style-name="P1">refratec</text:p>
          <text:p text:style-name="P1">rekama</text:p>
          <text:p text:style-name="P1">rekbud</text:p>
          <text:p text:style-name="P1">reklamus</text:p>
          <text:p text:style-name="P1">remil</text:p>
          <text:p text:style-name="P1">remistal</text:p>
          <text:p text:style-name="P1">rempolger</text:p>
          <text:p text:style-name="P1">renimpex</text:p>
          <text:p text:style-name="P1">retana</text:p>
          <text:p text:style-name="P1">rettrans</text:p>
          <text:p text:style-name="P1">rewit</text:p>
          <text:p text:style-name="P1">rexmot</text:p>
          <text:p text:style-name="P1">robwelder</text:p>
          <text:p text:style-name="P1">rohart</text:p>
          <text:p text:style-name="P1">roksanka</text:p>
          <text:p text:style-name="P1">rolskład</text:p>
          <text:p text:style-name="P1">romawer</text:p>
          <text:p text:style-name="P1">rotaro</text:p>
          <text:p text:style-name="P1">rotra</text:p>
          <text:p text:style-name="P1">rozmaitex</text:p>
          <text:p text:style-name="P1">rudent</text:p>
          <text:p text:style-name="P1">rustico</text:p>
          <text:p text:style-name="P1">rybstar</text:p>
          <text:p text:style-name="P1">rydpol</text:p>
          <text:p text:style-name="P1">ryhomet</text:p>
          <text:p text:style-name="P1">rzeszów</text:p>
          <text:p text:style-name="P1">sabalion</text:p>
          <text:p text:style-name="P1">sabur</text:p>
          <text:p text:style-name="P1">sajlen</text:p>
          <text:p text:style-name="P1">sajmot</text:p>
          <text:p text:style-name="P1">sandvik</text:p>
          <text:p text:style-name="P1">sanimar</text:p>
          <text:p text:style-name="P1">sanitec</text:p>
          <text:p text:style-name="P1">sanpro</text:p>
          <text:p text:style-name="P1">santeo</text:p>
          <text:p text:style-name="P1">santre</text:p>
          <text:p text:style-name="P1">sanvet</text:p>
          <text:p text:style-name="P1">sapol</text:p>
          <text:p text:style-name="P1">sappi</text:p>
          <text:p text:style-name="P1">sarapeta</text:p>
          <text:p text:style-name="P1">satena</text:p>
          <text:p text:style-name="P1">sawhal</text:p>
          <text:p text:style-name="P1">sawikolor</text:p>
          <text:p text:style-name="P1">sawolit</text:p>
          <text:p text:style-name="P1">schulla</text:p>
          <text:p text:style-name="P1">schwiers</text:p>
          <text:p text:style-name="P1">scomro</text:p>
          <text:p text:style-name="P1">sebado</text:p>
          <text:p text:style-name="P1">securityland</text:p>
          <text:p text:style-name="P1">sego</text:p>
          <text:p text:style-name="P1">seltis</text:p>
          <text:p text:style-name="P1">serwklim</text:p>
          <text:p text:style-name="P1">shaolin</text:p>
          <text:p text:style-name="P1">siecioprojekt</text:p>
          <text:p text:style-name="P1">silja</text:p>
          <text:p text:style-name="P1">simal</text:p>
          <text:p text:style-name="P1">simkod</text:p>
          <text:p text:style-name="P1">simma</text:p>
          <text:p text:style-name="P1">simsped</text:p>
          <text:p text:style-name="P1">sindpol</text:p>
          <text:p text:style-name="P1">skamer</text:p>
          <text:p text:style-name="P1">składmor</text:p>
          <text:p text:style-name="P1">slavbud</text:p>
          <text:p text:style-name="P1">słowinex</text:p>
          <text:p text:style-name="P1">słowinka</text:p>
          <text:p text:style-name="P1">smollbud</text:p>
          <text:p text:style-name="P1">snaccy</text:p>
          <text:p text:style-name="P1">socar</text:p>
          <text:p text:style-name="P1">sofix</text:p>
          <text:p text:style-name="P1">softplan</text:p>
          <text:p text:style-name="P1">somerw</text:p>
          <text:p text:style-name="P1">sonpap</text:p>
          <text:p text:style-name="P1">soprt</text:p>
          <text:p text:style-name="P1"><text:soft-page-break/>soryks</text:p>
          <text:p text:style-name="P1">soundbox</text:p>
          <text:p text:style-name="P1">spawbud</text:p>
          <text:p text:style-name="P1">specialistyczny</text:p>
          <text:p text:style-name="P1">spimat</text:p>
          <text:p text:style-name="P1">spir</text:p>
          <text:p text:style-name="P1">spra</text:p>
          <text:p text:style-name="P1">stabi</text:p>
          <text:p text:style-name="P1">stabińscy</text:p>
          <text:p text:style-name="P1">stakryl</text:p>
          <text:p text:style-name="P1">stalchemak</text:p>
          <text:p text:style-name="P1">stamart</text:p>
          <text:p text:style-name="P1">stamech</text:p>
          <text:p text:style-name="P1">stamon</text:p>
          <text:p text:style-name="P1">stanbut</text:p>
          <text:p text:style-name="P1">stanwalc</text:p>
          <text:p text:style-name="P1">starchem</text:p>
          <text:p text:style-name="P1">stecka</text:p>
          <text:p text:style-name="P1">stefańska</text:p>
          <text:p text:style-name="P1">stenbud</text:p>
          <text:p text:style-name="P1">stifex</text:p>
          <text:p text:style-name="P1">stolmix</text:p>
          <text:p text:style-name="P1">stomar</text:p>
          <text:p text:style-name="P1">stromme</text:p>
          <text:p text:style-name="P1">sungreg</text:p>
          <text:p text:style-name="P1">sunmil</text:p>
          <text:p text:style-name="P1">supradent</text:p>
          <text:p text:style-name="P1">suzana</text:p>
          <text:p text:style-name="P1">swarbud</text:p>
          <text:p text:style-name="P1">swatowska</text:p>
          <text:p text:style-name="P1">swoszowska</text:p>
          <text:p text:style-name="P1">sygmet</text:p>
          <text:p text:style-name="P1">syleus</text:p>
          <text:p text:style-name="P1">sylwdruk</text:p>
          <text:p text:style-name="P1">szkoltex</text:p>
          <text:p text:style-name="P1">sznurpol</text:p>
          <text:p text:style-name="P1">szpzlo</text:p>
          <text:p text:style-name="P1">sztormland</text:p>
          <text:p text:style-name="P1">szuwarex</text:p>
          <text:p text:style-name="P1">szymanex</text:p>
          <text:p text:style-name="P1">ślichowice</text:p>
          <text:p text:style-name="P1">tabri</text:p>
          <text:p text:style-name="P1">tadeks</text:p>
          <text:p text:style-name="P1">tajax</text:p>
          <text:p text:style-name="P1">tajk</text:p>
          <text:p text:style-name="P1">takaoto</text:p>
          <text:p text:style-name="P1">takton</text:p>
          <text:p text:style-name="P1">tamax</text:p>
          <text:p text:style-name="P1">tamposito</text:p>
          <text:p text:style-name="P1">tanitex</text:p>
          <text:p text:style-name="P1">tarcho</text:p>
          <text:p text:style-name="P1">targfort</text:p>
          <text:p text:style-name="P1">tasia</text:p>
          <text:p text:style-name="P1">tattera</text:p>
          <text:p text:style-name="P1">techmatrans</text:p>
          <text:p text:style-name="P1">technocast</text:p>
          <text:p text:style-name="P1">technomax</text:p>
          <text:p text:style-name="P1">tedcom</text:p>
          <text:p text:style-name="P1">telbial</text:p>
          <text:p text:style-name="P1">telcad</text:p>
          <text:p text:style-name="P1">teldom</text:p>
          <text:p text:style-name="P1">telepol</text:p>
          <text:p text:style-name="P1">teleserwis</text:p>
          <text:p text:style-name="P1">telpow</text:p>
          <text:p text:style-name="P1">telwod</text:p>
          <text:p text:style-name="P1">terenia</text:p>
          <text:p text:style-name="P1">termart</text:p>
          <text:p text:style-name="P1">termoizokor</text:p>
          <text:p text:style-name="P1">termostyl</text:p>
          <text:p text:style-name="P1">testardo</text:p>
          <text:p text:style-name="P1">theo</text:p>
          <text:p text:style-name="P1">tigbud</text:p>
          <text:p text:style-name="P1">tjamp</text:p>
          <text:p text:style-name="P1">tolpap</text:p>
          <text:p text:style-name="P1">tomkaszy</text:p>
          <text:p text:style-name="P1">tomminex</text:p>
          <text:p text:style-name="P1">tonagro</text:p>
          <text:p text:style-name="P1">topkapi</text:p>
          <text:p text:style-name="P1">torabud</text:p>
          <text:p text:style-name="P1">torel</text:p>
          <text:p text:style-name="P1">toret</text:p>
          <text:p text:style-name="P1">totaldruk</text:p>
          <text:p text:style-name="P1">tramet</text:p>
          <text:p text:style-name="P1">transchem</text:p>
          <text:p text:style-name="P1">transkontakt</text:p>
          <text:p text:style-name="P1">translatorduo</text:p>
          <text:p text:style-name="P1">transmica</text:p>
          <text:p text:style-name="P1">transmusic</text:p>
          <text:p text:style-name="P1">trasn</text:p>
          <text:p text:style-name="P1">tryg</text:p>
          <text:p text:style-name="P1">trzeciakowska</text:p>
          <text:p text:style-name="P1">tusia</text:p>
          <text:p text:style-name="P1">tworex</text:p>
          <text:p text:style-name="P1">tytanet</text:p>
          <text:p text:style-name="P1">uboat</text:p>
          <text:p text:style-name="P1">ubuś</text:p>
          <text:p text:style-name="P1">ukropol</text:p>
          <text:p text:style-name="P1">ulises</text:p>
          <text:p text:style-name="P1">unikor</text:p>
          <text:p text:style-name="P1">unilak</text:p>
          <text:p text:style-name="P1">unisap</text:p>
          <text:p text:style-name="P1">unisat</text:p>
          <text:p text:style-name="P1">urko</text:p>
          <text:p text:style-name="P1">urkom</text:p>
          <text:p text:style-name="P1"><text:soft-page-break/>uvifo</text:p>
          <text:p text:style-name="P1">vaber</text:p>
          <text:p text:style-name="P1">varis</text:p>
          <text:p text:style-name="P1">vella</text:p>
          <text:p text:style-name="P1">veray</text:p>
          <text:p text:style-name="P1">verite</text:p>
          <text:p text:style-name="P1">vezo</text:p>
          <text:p text:style-name="P1">victoira</text:p>
          <text:p text:style-name="P1">videoreportaże</text:p>
          <text:p text:style-name="P1">viessmann</text:p>
          <text:p text:style-name="P1">vinex</text:p>
          <text:p text:style-name="P1">violar</text:p>
          <text:p text:style-name="P1">virsal</text:p>
          <text:p text:style-name="P1">visiodent</text:p>
          <text:p text:style-name="P1">vittorio</text:p>
          <text:p text:style-name="P1">viwa</text:p>
          <text:p text:style-name="P1">vizjo</text:p>
          <text:p text:style-name="P1">wagros</text:p>
          <text:p text:style-name="P1">wanex</text:p>
          <text:p text:style-name="P1">warszatat</text:p>
          <text:p text:style-name="P1">wedam</text:p>
          <text:p text:style-name="P1">wektur</text:p>
          <text:p text:style-name="P1">wellebit</text:p>
          <text:p text:style-name="P1">wenedianka</text:p>
          <text:p text:style-name="P1">werland</text:p>
          <text:p text:style-name="P1">werpak</text:p>
          <text:p text:style-name="P1">wędlinex</text:p>
          <text:p text:style-name="P1">węglosort</text:p>
          <text:p text:style-name="P1">wicomp</text:p>
          <text:p text:style-name="P1">wiesmal</text:p>
          <text:p text:style-name="P1">wigro</text:p>
          <text:p text:style-name="P1">wigropil</text:p>
          <text:p text:style-name="P1">wihen</text:p>
          <text:p text:style-name="P1">wilkołaziak</text:p>
          <text:p text:style-name="P1">witmar</text:p>
          <text:p text:style-name="P1">witrona</text:p>
          <text:p text:style-name="P1">wizjart</text:p>
          <text:p text:style-name="P1">włomex</text:p>
          <text:p text:style-name="P1">wodstal</text:p>
          <text:p text:style-name="P1">wogo</text:p>
          <text:p text:style-name="P1">wojhen</text:p>
          <text:p text:style-name="P1">wolfmar</text:p>
          <text:p text:style-name="P1">wsip</text:p>
          <text:p text:style-name="P1">wynajm</text:p>
          <text:p text:style-name="P1">wzphu</text:p>
          <text:p text:style-name="P1">xparkiet</text:p>
          <text:p text:style-name="P1">yavi</text:p>
          <text:p text:style-name="P1">yazgot</text:p>
          <text:p text:style-name="P1">zabud</text:p>
          <text:p text:style-name="P1">zagłębianka</text:p>
          <text:p text:style-name="P1">zakł</text:p>
          <text:p text:style-name="P1">zakłas</text:p>
          <text:p text:style-name="P1">zamejć</text:p>
          <text:p text:style-name="P1">zampap</text:p>
          <text:p text:style-name="P1">zbrostal</text:p>
          <text:p text:style-name="P1">zdunar</text:p>
          <text:p text:style-name="P1">zensza</text:p>
          <text:p text:style-name="P1">zentrex</text:p>
          <text:p text:style-name="P1">zewita</text:p>
          <text:p text:style-name="P1">ziarnopol</text:p>
          <text:p text:style-name="P1">zimowska</text:p>
          <text:p text:style-name="P1">zogit</text:p>
          <text:p text:style-name="P1">zomit</text:p>
          <text:p text:style-name="P1">zukri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P. Płucienniczak</meta:initial-creator>
    <meta:creation-date>2017-01-29T18:53:58.929866424</meta:creation-date>
    <meta:generator>LibreOffice/5.2.4.2$Linux_X86_64 LibreOffice_project/20m0$Build-2</meta:generator>
    <dc:date>2017-01-29T19:02:26.272642330</dc:date>
    <dc:creator>Piotr P. Płucienniczak</dc:creator>
    <meta:editing-duration>PT8M27S</meta:editing-duration>
    <meta:editing-cycles>2</meta:editing-cycles>
    <meta:document-statistic meta:table-count="0" meta:image-count="0" meta:object-count="0" meta:page-count="11" meta:paragraph-count="1008" meta:word-count="1310" meta:character-count="9316" meta:non-whitespace-character-count="9014"/>
  </office:meta>
</office:document-meta>
</file>